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se Order</text:p>
          </table:table-cell>
          <table:table-cell office:value-type="float" office:value="3997.78" calcext:value-type="float">
            <text:p>3997.78</text:p>
          </table:table-cell>
        </table:table-row>
        <table:table-row table:style-name="ro1">
          <table:table-cell office:value-type="string" calcext:value-type="string">
            <text:p>minus 64 ram</text:p>
          </table:table-cell>
          <table:table-cell office:value-type="float" office:value="-881.91" calcext:value-type="float">
            <text:p>-881.91</text:p>
          </table:table-cell>
        </table:table-row>
        <table:table-row table:style-name="ro1">
          <table:table-cell office:value-type="string" calcext:value-type="string">
            <text:p>plus 256 ram</text:p>
          </table:table-cell>
          <table:table-cell office:value-type="string" calcext:value-type="string">
            <text:p>1765.77*2</text:p>
          </table:table-cell>
        </table:table-row>
        <table:table-row table:style-name="ro1">
          <table:table-cell office:value-type="string" calcext:value-type="string">
            <text:p>plus cpu</text:p>
          </table:table-cell>
          <table:table-cell office:value-type="float" office:value="2721.99" calcext:value-type="float">
            <text:p>2721.99</text:p>
          </table:table-cell>
        </table:table-row>
        <table:table-row table:style-name="ro1">
          <table:table-cell office:value-type="string" calcext:value-type="string">
            <text:p>plus ssd 2TB</text:p>
          </table:table-cell>
          <table:table-cell table:style-name="ce1" office:value-type="currency" office:currency="USD" office:value="600" calcext:value-type="currency">
            <text:p>$600.00</text:p>
          </table:table-cell>
        </table:table-row>
        <table:table-row table:style-name="ro1">
          <table:table-cell office:value-type="string" calcext:value-type="string">
            <text:p>plus hd 10TB$4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Total per machine</text:p>
          </table:table-cell>
          <table:table-cell table:formula="of:=SUM([.B1:.B6])" office:value-type="float" office:value="6837.86" calcext:value-type="float">
            <text:p>6837.86</text:p>
          </table:table-cell>
        </table:table-row>
        <table:table-row table:style-name="ro1">
          <table:table-cell office:value-type="string" calcext:value-type="string">
            <text:p># machi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8]*[.B7]" office:value-type="float" office:value="20513.58" calcext:value-type="float">
            <text:p>20513.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3:19:37.637154847</meta:creation-date>
    <dc:date>2017-04-10T16:03:56.527546806</dc:date>
    <meta:editing-duration>PT2H20M50S</meta:editing-duration>
    <meta:editing-cycles>1</meta:editing-cycles>
    <meta:document-statistic meta:table-count="1" meta:cell-count="17" meta:object-count="0"/>
    <meta:generator>LibreOffice/5.2.3.2$Linux_X86_64 LibreOffice_project/20m0$Build-2</meta:generator>
  </office:meta>
</office:document-meta>
</file>